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  <style:text-properties style:font-name="Times New Roman" officeooo:rsid="0011375b" officeooo:paragraph-rsid="0011375b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1375b" officeooo:paragraph-rsid="0011375b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1375b" officeooo:paragraph-rsid="0011375b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1375b" officeooo:paragraph-rsid="0019cd71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2329f" officeooo:paragraph-rsid="0019cd71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15da14" officeooo:paragraph-rsid="0019cd71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officeooo:rsid="0019cd71" officeooo:paragraph-rsid="0019cd71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officeooo:rsid="0019cd71" officeooo:paragraph-rsid="0011375b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officeooo:rsid="001ab288" officeooo:paragraph-rsid="001ab288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officeooo:rsid="001ab288" officeooo:paragraph-rsid="001e0876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officeooo:rsid="001b71e2" officeooo:paragraph-rsid="001b71e2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officeooo:rsid="001d1713" officeooo:paragraph-rsid="001d1713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officeooo:rsid="001e0876" officeooo:paragraph-rsid="001e0876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officeooo:rsid="0020968c" officeooo:paragraph-rsid="0020968c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officeooo:rsid="00218284" officeooo:paragraph-rsid="00218284"/>
    </style:style>
    <style:style style:name="P16" style:family="paragraph" style:parent-style-name="Standard">
      <style:paragraph-properties fo:line-height="200%" fo:text-align="start" style:justify-single-word="false"/>
      <style:text-properties style:font-name="Times New Roman" officeooo:rsid="0027bf03" officeooo:paragraph-rsid="0027bf03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officeooo:rsid="0027d87e" officeooo:paragraph-rsid="0027d87e"/>
    </style:style>
    <style:style style:name="P18" style:family="paragraph" style:parent-style-name="Standard">
      <style:paragraph-properties fo:line-height="200%" fo:text-align="start" style:justify-single-word="false"/>
      <style:text-properties style:font-name="Times New Roman" officeooo:rsid="002bb02f" officeooo:paragraph-rsid="002bb02f"/>
    </style:style>
    <style:style style:name="P19" style:family="paragraph" style:parent-style-name="Standard">
      <style:paragraph-properties fo:line-height="200%" fo:text-align="start" style:justify-single-word="false"/>
      <style:text-properties style:font-name="Times New Roman" officeooo:rsid="002d7fe4" officeooo:paragraph-rsid="002d7fe4"/>
    </style:style>
    <style:style style:name="P20" style:family="paragraph" style:parent-style-name="Standard">
      <style:paragraph-properties fo:line-height="200%" fo:text-align="start" style:justify-single-word="false"/>
      <style:text-properties style:font-name="Times New Roman" officeooo:rsid="002de1d5" officeooo:paragraph-rsid="002de1d5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" officeooo:rsid="002eb749" officeooo:paragraph-rsid="002de1d5"/>
    </style:style>
    <style:style style:name="P22" style:family="paragraph" style:parent-style-name="Standard">
      <style:paragraph-properties fo:line-height="200%" fo:text-align="start" style:justify-single-word="false"/>
      <style:text-properties style:font-name="Times New Roman" officeooo:rsid="002eb749" officeooo:paragraph-rsid="002f62aa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officeooo:rsid="0026cd3a" officeooo:paragraph-rsid="0026cd3a"/>
    </style:style>
    <style:style style:name="P24" style:family="paragraph" style:parent-style-name="Standard">
      <style:paragraph-properties fo:line-height="200%" fo:text-align="start" style:justify-single-word="false"/>
      <style:text-properties style:font-name="Times New Roman" officeooo:rsid="003138ac" officeooo:paragraph-rsid="003138ac"/>
    </style:style>
    <style:style style:name="P25" style:family="paragraph" style:parent-style-name="Standard">
      <style:paragraph-properties fo:line-height="200%" fo:text-align="center" style:justify-single-word="false" fo:break-before="page"/>
      <style:text-properties style:font-name="Times New Roman" officeooo:rsid="0011375b" officeooo:paragraph-rsid="0011375b"/>
    </style:style>
    <style:style style:name="P26" style:family="paragraph" style:parent-style-name="Standard">
      <style:paragraph-properties fo:line-height="200%" fo:text-align="start" style:justify-single-word="false" fo:break-before="page"/>
      <style:text-properties style:font-name="Times New Roman" officeooo:rsid="0011375b" officeooo:paragraph-rsid="0019cd71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officeooo:rsid="001d1713" officeooo:paragraph-rsid="001d1713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rsid="001e0876" officeooo:paragraph-rsid="001e0876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officeooo:rsid="001fb709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officeooo:rsid="0020968c" officeooo:paragraph-rsid="0020968c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officeooo:rsid="0020fedf" officeooo:paragraph-rsid="0020fedf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officeooo:rsid="00218284" officeooo:paragraph-rsid="00218284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officeooo:rsid="00237ba2" officeooo:paragraph-rsid="00237ba2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officeooo:rsid="0024f527" officeooo:paragraph-rsid="0024f527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officeooo:rsid="0026cd3a" officeooo:paragraph-rsid="0026cd3a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officeooo:rsid="003138ac" officeooo:paragraph-rsid="003138ac"/>
    </style:style>
    <style:style style:name="P38" style:family="paragraph" style:parent-style-name="Standard">
      <style:paragraph-properties fo:line-height="200%" fo:text-align="start" style:justify-single-word="false"/>
      <style:text-properties style:font-name="Times New Roman" officeooo:rsid="0027bf03" officeooo:paragraph-rsid="0027bf03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officeooo:rsid="0032f4fd" officeooo:paragraph-rsid="0032f4fd"/>
    </style:style>
    <style:style style:name="T1" style:family="text">
      <style:text-properties officeooo:rsid="0015da14"/>
    </style:style>
    <style:style style:name="T2" style:family="text">
      <style:text-properties officeooo:rsid="00177626"/>
    </style:style>
    <style:style style:name="T3" style:family="text">
      <style:text-properties officeooo:rsid="0017c6e8"/>
    </style:style>
    <style:style style:name="T4" style:family="text">
      <style:text-properties officeooo:rsid="0018bdc4"/>
    </style:style>
    <style:style style:name="T5" style:family="text">
      <style:text-properties officeooo:rsid="0018c213"/>
    </style:style>
    <style:style style:name="T6" style:family="text">
      <style:text-properties officeooo:rsid="001ab288"/>
    </style:style>
    <style:style style:name="T7" style:family="text">
      <style:text-properties officeooo:rsid="001fb709"/>
    </style:style>
    <style:style style:name="T8" style:family="text">
      <style:text-properties officeooo:rsid="0020968c"/>
    </style:style>
    <style:style style:name="T9" style:family="text">
      <style:text-properties officeooo:rsid="0027d87e"/>
    </style:style>
    <style:style style:name="T10" style:family="text">
      <style:text-properties officeooo:rsid="002d7fe4"/>
    </style:style>
    <style:style style:name="T11" style:family="text">
      <style:text-properties officeooo:rsid="002f62aa"/>
    </style:style>
    <style:style style:name="T12" style:family="text">
      <style:text-properties officeooo:rsid="0030998d"/>
    </style:style>
    <style:style style:name="T13" style:family="text">
      <style:text-properties officeooo:rsid="003138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Tarea para 9/27/17</text:p>
      <text:p text:style-name="P3"/>
      <text:p text:style-name="P8">Ejercicios de prelectura:</text:p>
      <text:p text:style-name="P7">A) Elimine la palabrea que no esté relacionada a la palabra en cursiva.</text:p>
      <text:p text:style-name="P7">1. la palabra eliminada es vender</text:p>
      <text:p text:style-name="P7">2. la palabra eliminada es angosto</text:p>
      <text:p text:style-name="P7">3. la palabra eliminada es mirilla</text:p>
      <text:p text:style-name="P7">4. la palabra eliminada es <text:span text:style-name="T6">espaciosa</text:span></text:p>
      <text:p text:style-name="P9"/>
      <text:p text:style-name="P9">B) Emplee las palabras que siguen en frases originales.</text:p>
      <text:p text:style-name="P9">1. humedecer</text:p>
      <text:p text:style-name="P16">La manta estaba humedecido después de la lluvia</text:p>
      <text:p text:style-name="P9">2. arriesgar</text:p>
      <text:p text:style-name="P18">Timmerman arriesgó su vida por ser periodista</text:p>
      <text:p text:style-name="P9">3. el preso</text:p>
      <text:p text:style-name="P18">La vida de los presos e<text:span text:style-name="T10">stá </text:span>horrible.</text:p>
      <text:p text:style-name="P9">4. la soledad</text:p>
      <text:p text:style-name="P19">La soledad es el peor sentimiento que todo.</text:p>
      <text:p text:style-name="P9">5. el colchón</text:p>
      <text:p text:style-name="P19">El colchón en la celda era dura <text:s/>y fría</text:p>
      <text:p text:style-name="P9">6. enceguecido</text:p>
      <text:p text:style-name="P19">El preso era enceguecido por la luz.</text:p>
      <text:p text:style-name="P9"><text:soft-page-break/></text:p>
      <text:p text:style-name="P9">C) Explique la diferencia entre las palabras en cada par.</text:p>
      <text:p text:style-name="P9">1. el pozo—el agujero</text:p>
      <text:p text:style-name="P16">El pozo tiene agua, el agujero es<text:span text:style-name="T13">tá</text:span> vací<text:span text:style-name="T9">o</text:span></text:p>
      <text:p text:style-name="P9">2. la barbilla—la frente</text:p>
      <text:p text:style-name="P16">La barbilla está en <text:span text:style-name="T9">la inferoir de la cara, la frente está en el encima del a cara</text:span></text:p>
      <text:p text:style-name="P9">3. la celda—la prisión</text:p>
      <text:p text:style-name="P17">La celda es en una prisión</text:p>
      <text:p text:style-name="P9">4. la congoja—la tristeza</text:p>
      <text:p text:style-name="P20">Una congoja es un estado, la tristeza es un sentemiento</text:p>
      <text:p text:style-name="P9">5. empapado/a—mojado/a</text:p>
      <text:p text:style-name="P17">Empapado es lo que un objecto o cosa está. Moajdo es lo que un lugar está.</text:p>
      <text:p text:style-name="P9">6. la rendja—la abertura</text:p>
      <text:p text:style-name="P19">La rendija es algo que ocurre, una abertura es pone enter algo.</text:p>
      <text:p text:style-name="P9">7. el techo—el piso</text:p>
      <text:p text:style-name="P17">El techo está al encima, el piso está al bajo.</text:p>
      <text:p text:style-name="P9">8. el sobresalto—la sorpresa</text:p>
      <text:p text:style-name="P17">El sobresalto es como miedo, sorpresa es como estar no preparado.</text:p>
      <text:p text:style-name="P9"/>
      <text:p text:style-name="P9"/>
      <text:p text:style-name="P12">Vocabulario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8">extender</text:p>
          </table:table-cell>
          <table:table-cell table:style-name="Table1.A1" office:value-type="string">
            <text:p text:style-name="P28">encogido</text:p>
          </table:table-cell>
          <table:table-cell table:style-name="Table1.A1" office:value-type="string">
            <text:p text:style-name="P28">Las rodillas dobladas</text:p>
          </table:table-cell>
          <table:table-cell table:style-name="Table1.A1" office:value-type="string">
            <text:p text:style-name="P28">El techo</text:p>
          </table:table-cell>
          <table:table-cell table:style-name="Table1.E1" office:value-type="string">
            <text:p text:style-name="P28">Recién</text:p>
          </table:table-cell>
        </table:table-row>
        <table:table-row>
          <table:table-cell table:style-name="Table1.A2" office:value-type="string">
            <text:p text:style-name="P28">Enc<text:span text:style-name="T13">a</text:span>ladas</text:p>
            <text:p text:style-name="P28"/>
          </table:table-cell>
          <table:table-cell table:style-name="Table1.A2" office:value-type="string">
            <text:p text:style-name="P29">enrollar</text:p>
          </table:table-cell>
          <table:table-cell table:style-name="Table1.A2" office:value-type="string">
            <text:p text:style-name="P29">tocar</text:p>
          </table:table-cell>
          <table:table-cell table:style-name="Table1.A2" office:value-type="string">
            <text:p text:style-name="P29">suelo</text:p>
          </table:table-cell>
          <table:table-cell table:style-name="Table1.E2" office:value-type="string">
            <text:p text:style-name="P30">Airo viciado</text:p>
          </table:table-cell>
        </table:table-row>
        <table:table-row>
          <table:table-cell table:style-name="Table1.A2" office:value-type="string">
            <text:p text:style-name="P31">Def<text:span text:style-name="T13">ec</text:span>ar <text:span text:style-name="T13">(to poop)</text:span></text:p>
          </table:table-cell>
          <table:table-cell table:style-name="Table1.A2" office:value-type="string">
            <text:p text:style-name="P31">Orinar <text:span text:style-name="T13">(to pee)</text:span></text:p>
          </table:table-cell>
          <table:table-cell table:style-name="Table1.A2" office:value-type="string">
            <text:p text:style-name="P31">coloque</text:p>
          </table:table-cell>
          <table:table-cell table:style-name="Table1.A2" office:value-type="string">
            <text:p text:style-name="P31">pabellón</text:p>
          </table:table-cell>
          <table:table-cell table:style-name="Table1.E2" office:value-type="string">
            <text:p text:style-name="P32">Hacerse encima</text:p>
          </table:table-cell>
        </table:table-row>
        <text:soft-page-break/>
        <table:table-row>
          <table:table-cell table:style-name="Table1.A2" office:value-type="string">
            <text:p text:style-name="P33">realizar</text:p>
          </table:table-cell>
          <table:table-cell table:style-name="Table1.A2" office:value-type="string">
            <text:p text:style-name="P34">abalanzarse</text:p>
          </table:table-cell>
          <table:table-cell table:style-name="Table1.A2" office:value-type="string">
            <text:p text:style-name="P34">alcznzar</text:p>
          </table:table-cell>
          <table:table-cell table:style-name="Table1.A2" office:value-type="string">
            <text:p text:style-name="P34">divisar</text:p>
          </table:table-cell>
          <table:table-cell table:style-name="Table1.E2" office:value-type="string">
            <text:p text:style-name="P35">tentaciones</text:p>
          </table:table-cell>
        </table:table-row>
        <table:table-row>
          <table:table-cell table:style-name="Table1.A2" office:value-type="string">
            <text:p text:style-name="P35">enceguecer</text:p>
          </table:table-cell>
          <table:table-cell table:style-name="Table1.A2" office:value-type="string">
            <text:p text:style-name="P36">hermoso</text:p>
          </table:table-cell>
          <table:table-cell table:style-name="Table1.A2" office:value-type="string">
            <text:p text:style-name="P37">Hundir (to sink)</text:p>
          </table:table-cell>
          <table:table-cell table:style-name="Table1.A2" office:value-type="string">
            <text:p text:style-name="P39">Aferrarse (to cling to)</text:p>
          </table:table-cell>
          <table:table-cell table:style-name="Table1.E2" office:value-type="string">
            <text:p text:style-name="P39">Asustar (to frighten)</text:p>
          </table:table-cell>
        </table:table-row>
        <table:table-row>
          <table:table-cell table:style-name="Table1.A2" office:value-type="string">
            <text:p text:style-name="P39">Arrastrar (to drag)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7"/>
          </table:table-cell>
        </table:table-row>
      </table:table>
      <text:p text:style-name="P12"/>
      <text:p text:style-name="P12"/>
      <text:p text:style-name="P9"/>
      <text:p text:style-name="P9"/>
      <text:p text:style-name="P9"/>
      <text:p text:style-name="P11">Oracion <text:span text:style-name="T12">con 5 palabras, 3 adjetivos, 2 verbos</text:span>:</text:p>
      <text:p text:style-name="P21"/>
      <text:p text:style-name="P22">El preso, sentado en la colchón mojada, no podría parpadear <text:span text:style-name="T11">después que </text:span>las guardias, quienes hubieron entrada en la celda, lo vendaran para <text:span text:style-name="T11">darle un sobresalto por</text:span> <text:span text:style-name="T11">tirarlo en el poro, para aumentarle la congoja y soledad de su alm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-Busque referencias a la vista y haga una lista de ellas. Pensar en por qué son importantes esas referencias.</text:p>
      <text:p text:style-name="P9"/>
      <text:p text:style-name="P9"/>
      <text:p text:style-name="P9">-Haga una lista del vocabulario que describe las posiciones del cuerpo del prisionero</text:p>
      <text:p text:style-name="P13">Cuando se acuest<text:span text:style-name="T13">a</text:span>, pued<text:span text:style-name="T13">e</text:span> extender todo el cuerpo.</text:p>
      <text:p text:style-name="P13">Mirando hacia la puerta de acero, no puedo extender los brazos.</text:p>
      <text:p text:style-name="P23">Encogido, sentado, acostado con las rodillas robladas.</text:p>
      <text:p text:style-name="P24">Apoyar la cara contra la puerta</text:p>
      <text:p text:style-name="P9"/>
      <text:p text:style-name="P9">-Describa, de manera completa y organizada, las dos celdas en que ha vivido Timerman.</text:p>
      <text:p text:style-name="P13">La primera: <text:span text:style-name="T8">tenía un agujero en el suelo para defecar</text:span></text:p>
      <text:p text:style-name="P13">La segunda: Muy alta, no llega al techo. Angosta, cuando se acuseta, puede extender todo el cuerpo. Tiene una puer<text:span text:style-name="T13">t</text:span>a de acerc<text:span text:style-name="T13">a</text:span> con una abertura. <text:span text:style-name="T7">Hay solo un respiradoro y una luz en la celda.</text:span></text:p>
      <text:p text:style-name="P9"/>
      <text:p text:style-name="P9">-Describa los métodos usados por los guardias para tratar de quitarle a Timerman su dignidad humana.</text:p>
      <text:p text:style-name="P14">Decirle que ya está sobre el pozo cuando aún no está.</text:p>
      <text:p text:style-name="P14">Guiarlo de modo tal que hund<text:span text:style-name="T13">e</text:span> un<text:span text:style-name="T13">a</text:span> pierna en el pozo.</text:p>
      <text:p text:style-name="P15">Esperar desnudo hasa que las guardias se la traigan ya seca.</text:p>
      <text:p text:style-name="P15">Le da la comida sin vendarle los ojos.</text:p>
      <text:p text:style-name="P15">Llevar su reloj.</text:p>
      <text:p text:style-name="P15">Le convidar con una cigarillo y lo prender con el encendedor de <text:s/>su esposa.</text:p>
      <text:p text:style-name="P9"/>
      <text:p text:style-name="P9"/>
      <text:p text:style-name="P9"/>
      <text:p text:style-name="P10"><text:soft-page-break/>-Describa la manera en que se comunica Timerman con el(la) otro(a) preso(a).</text:p>
      <text:p text:style-name="P16">Pensar en quién el/la ser</text:p>
      <text:p text:style-name="P9"/>
      <text:p text:style-name="P9"/>
      <text:p text:style-name="P25"/>
      <text:p text:style-name="P26">Oraciones del papel naranjo:</text:p>
      <text:p text:style-name="P4">1) <text:span text:style-name="T4">El dentista ayudó al alcalde para que el alcalde no le pagara un tiro a él.</text:span></text:p>
      <text:p text:style-name="P4">2) El <text:span text:style-name="T5">dentista le pareció sin rencor al alcalde antes que el alcalde le amenazara.</text:span></text:p>
      <text:p text:style-name="P4">3) El alca<text:span text:style-name="T5">l</text:span>de <text:span text:style-name="T5">no lo perdía de vista el dentista con tal de que el dentista moviera.</text:span></text:p>
      <text:p text:style-name="P4">4) <text:span text:style-name="T4">El pueblo no se movía hasta que el dentista se despertara.</text:span></text:p>
      <text:p text:style-name="P5">5) El alcalde <text:span text:style-name="T4">se</text:span> <text:span text:style-name="T4">afferra a las barras de la silla cuando el dentista se acercque. los pies </text:span>hasta que la extracción se terminó.</text:p>
      <text:p text:style-name="P5">6) <text:span text:style-name="T4">Tan pronto como</text:span> el dentista <text:span text:style-name="T2">apretara</text:span> la muela <text:span text:style-name="T3">con el gatillo</text:span>, el alcalde <text:span text:style-name="T1">descargará toda su fuerza en los pies.</text:span></text:p>
      <text:p text:style-name="P6">7) <text:span text:style-name="T2">Después que el alcalde ha hecho buches, el dentista le habrá sacado la mue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45:37.229532000</meta:creation-date>
    <dc:date>2017-09-29T12:41:05.171329000</dc:date>
    <meta:editing-duration>PT3H40M18S</meta:editing-duration>
    <meta:editing-cycles>16</meta:editing-cycles>
    <meta:generator>LibreOffice/5.2.5.1$MacOSX_X86_64 LibreOffice_project/0312e1a284a7d50ca85a365c316c7abbf20a4d22</meta:generator>
    <meta:document-statistic meta:table-count="1" meta:image-count="0" meta:object-count="0" meta:page-count="7" meta:paragraph-count="95" meta:word-count="690" meta:character-count="3804" meta:non-whitespace-character-count="3215"/>
  </office:meta>
</office:document-meta>
</file>